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584d" officeooo:paragraph-rsid="000b584d"/>
    </style:style>
    <style:style style:name="P2" style:family="paragraph" style:parent-style-name="Standard">
      <style:paragraph-properties fo:text-align="justify" style:justify-single-word="false"/>
      <style:text-properties officeooo:rsid="000ca9d6" officeooo:paragraph-rsid="000ca9d6"/>
    </style:style>
    <style:style style:name="P3" style:family="paragraph" style:parent-style-name="Standard">
      <style:paragraph-properties fo:text-align="justify" style:justify-single-word="false"/>
      <style:text-properties officeooo:rsid="000ca9d6" officeooo:paragraph-rsid="0010cddd"/>
    </style:style>
    <style:style style:name="T1" style:family="text">
      <style:text-properties officeooo:rsid="0010cd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MANUAL DO US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TA BANCÁR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E: Francisco Henrique Rocha Silva</text:p>
      <text:p text:style-name="P1">MATRÍCULA:41356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1° : O usuário precisar ter o JAVA <text:s/>e uma IDE <text:span text:style-name="T1">(NetBeans) </text:span>instalados em sua máquina;</text:p>
      <text:p text:style-name="P2"/>
      <text:p text:style-name="P2">2° : Ao clicar o link você deverá baixar os arquivos solicitados ,caso os arquivos não venham dentro de pasta você deve criar uma e renomeá-la como Trabalho01;</text:p>
      <text:p text:style-name="P2"/>
      <text:p text:style-name="P3">3° :Agora vá na sua IDE <text:span text:style-name="T1">(NetBeans)</text:span> →<text:span text:style-name="T1"> clique no menu ARQUIVO → ABRIR ARQUIVO→ Escolha a pasta Trabalho01, onde foi salvado→ Aperte F(6) do seu teclado (para executar o programa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0:44:50.323000000</meta:creation-date>
    <dc:date>2019-05-05T08:28:14.080000000</dc:date>
    <meta:editing-duration>PT6M47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7" meta:word-count="86" meta:character-count="502" meta:non-whitespace-character-count="422"/>
  </office:meta>
</office:document-meta>
</file>